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774" officeooo:paragraph-rsid="0005c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:</text:p>
      <text:p text:style-name="P1">username:akshara5</text:p>
      <text:p text:style-name="P1">password:abc12345</text:p>
      <text:p text:style-name="P1">repository:jmkp</text:p>
      <text:p text:style-name="P1">useremail:kbakshara5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4:50:03.529607413</meta:creation-date>
    <dc:date>2018-03-16T04:51:34.658464603</dc:date>
    <meta:editing-duration>P0D</meta:editing-duration>
    <meta:editing-cycles>1</meta:editing-cycles>
    <meta:document-statistic meta:table-count="0" meta:image-count="0" meta:object-count="0" meta:page-count="1" meta:paragraph-count="5" meta:word-count="5" meta:character-count="86" meta:non-whitespace-character-count="86"/>
    <meta:generator>LibreOffice/4.2.4.2$Linux_x86 LibreOffice_project/420m0$Build-2</meta:generator>
  </office:meta>
</office:document-meta>
</file>